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6">
            <text:p>26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 Aptana geconfigureerd data base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3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Nieuwe tabel toegevoegd user en nieuwe velden in de tabel en geexporteerd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1M00S">
            <text:p>12:01</text:p>
          </table:table-cell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01M00S">
            <text:p>12:01</text:p>
          </table:table-cell>
          <table:table-cell table:style-name="ce10" office:value-type="time" office:time-value="PT12H16M00S">
            <text:p>12:16</text:p>
          </table:table-cell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17M00S">
            <text:p>12:17</text:p>
          </table:table-cell>
          <table:table-cell table:style-name="ce10" office:value-type="time" office:time-value="PT12H27M00S">
            <text:p>12:27</text:p>
          </table:table-cell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27M00S">
            <text:p>12:27</text:p>
          </table:table-cell>
          <table:table-cell table:style-name="ce10" office:value-type="time" office:time-value="PT12H40M00S">
            <text:p>12:40</text:p>
          </table:table-cell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13M00S">
            <text:p>00:13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41M00S">
            <text:p>12:41</text:p>
          </table:table-cell>
          <table:table-cell table:style-name="ce10" office:value-type="time" office:time-value="PT12H45M00S">
            <text:p>12:45</text:p>
          </table:table-cell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4M00S">
            <text:p>00:0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3H30M00S">
            <text:p>13:30</text:p>
          </table:table-cell>
          <table:table-cell table:style-name="ce10" office:value-type="time" office:time-value="PT14H04M00S">
            <text:p>14:04</text:p>
          </table:table-cell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34M00S">
            <text:p>00:3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4H05M00S">
            <text:p>14:05</text:p>
          </table:table-cell>
          <table:table-cell table:style-name="ce10" office:value-type="time" office:time-value="PT14H15M00S">
            <text:p>14:15</text:p>
          </table:table-cell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51M00S">
            <text:p>03:51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2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3H51M00S">
            <text:p>03:51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9:.B10])" office:value-type="time" office:time-value="PT04H31M00S">
            <text:p>04: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26-11-2013</text:date>, <text:time>11:04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3-11-26T11:04:52.55</dc:date>
    <dc:creator>Kacper </dc:creator>
    <meta:editing-duration>PT2H25M38S</meta:editing-duration>
    <meta:editing-cycles>14</meta:editing-cycles>
    <meta:generator>OpenOffice/4.0.1$Win32 OpenOffice.org_project/401m5$Build-9714</meta:generator>
    <meta:document-statistic meta:table-count="4" meta:cell-count="309" meta:object-count="0"/>
  </office:meta>
</office:document-meta>
</file>